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, 'ＭＳ Ｐゴシック', sans-serif"/>
    <style:font-face style:name="Microsoft YaHei" svg:font-family="'Microsoft YaHe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Zpix" svg:font-family="Zpi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List_20_Contents" style:master-page-name="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style:page-number="auto" fo:background-color="transparent"/>
      <style:text-properties style:font-name="Zpix" fo:font-size="12pt" officeooo:paragraph-rsid="000870a4" style:font-name-asian="Zpix" style:font-size-asian="12pt" style:font-size-complex="12pt"/>
    </style:style>
    <style:style style:name="P2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0870a4" style:font-name-asian="Zpix" style:font-size-asian="12pt" style:font-size-complex="12pt"/>
    </style:style>
    <style:style style:name="P3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0d5f1e" style:font-name-asian="Zpix" style:font-size-asian="12pt" style:font-size-complex="12pt"/>
    </style:style>
    <style:style style:name="P4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0ea4dc" style:font-name-asian="Zpix" style:font-size-asian="12pt" style:font-size-complex="12pt"/>
    </style:style>
    <style:style style:name="P5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114562" style:font-name-asian="Zpix" style:font-size-asian="12pt" style:font-size-complex="12pt"/>
    </style:style>
    <style:style style:name="P6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149d6d" style:font-name-asian="Zpix" style:font-size-asian="12pt" style:font-size-complex="12pt"/>
    </style:style>
    <style:style style:name="P7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1691e1" style:font-name-asian="Zpix" style:font-size-asian="12pt" style:font-size-complex="12pt"/>
    </style:style>
    <style:style style:name="P8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1a301d" style:font-name-asian="Zpix" style:font-size-asian="12pt" style:font-size-complex="12pt"/>
    </style:style>
    <style:style style:name="P9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1bb0c4" style:font-name-asian="Zpix" style:font-size-asian="12pt" style:font-size-complex="12pt"/>
    </style:style>
    <style:style style:name="P10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217e6f" style:font-name-asian="Zpix" style:font-size-asian="12pt" style:font-size-complex="12pt"/>
    </style:style>
    <style:style style:name="P11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23be37" style:font-name-asian="Zpix" style:font-size-asian="12pt" style:font-size-complex="12pt"/>
    </style:style>
    <style:style style:name="P12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25b91b" style:font-name-asian="Zpix" style:font-size-asian="12pt" style:font-size-complex="12pt"/>
    </style:style>
    <style:style style:name="P13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25b982" style:font-name-asian="Zpix" style:font-size-asian="12pt" style:font-size-complex="12pt"/>
    </style:style>
    <style:style style:name="P14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3f5795" style:font-name-asian="Zpix" style:font-size-asian="12pt" style:font-size-complex="12pt"/>
    </style:style>
    <style:style style:name="P15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57f9b2" style:font-name-asian="Zpix" style:font-size-asian="12pt" style:font-size-complex="12pt"/>
    </style:style>
    <style:style style:name="P16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60857e" style:font-name-asian="Zpix" style:font-size-asian="12pt" style:font-size-complex="12pt"/>
    </style:style>
    <style:style style:name="P17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628eff" style:font-name-asian="Zpix" style:font-size-asian="12pt" style:font-size-complex="12pt"/>
    </style:style>
    <style:style style:name="P18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paragraph-rsid="00636418" style:font-name-asian="Zpix" style:font-size-asian="12pt" style:font-size-complex="12pt"/>
    </style:style>
    <style:style style:name="P19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officeooo:rsid="0027ebda" officeooo:paragraph-rsid="0027ebda" style:font-name-asian="Zpix" style:font-size-asian="12pt" style:language-asian="ja" style:country-asian="JP" style:font-size-complex="12pt"/>
    </style:style>
    <style:style style:name="P20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fo:font-weight="bold" officeooo:rsid="000c7dca" officeooo:paragraph-rsid="000c7dca" style:font-name-asian="Zpix" style:font-size-asian="12pt" style:font-weight-asian="bold" style:font-size-complex="12pt" style:font-weight-complex="bold"/>
    </style:style>
    <style:style style:name="P21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fo:font-weight="bold" officeooo:rsid="0039610f" officeooo:paragraph-rsid="0039610f" style:font-name-asian="Zpix" style:font-size-asian="12pt" style:language-asian="ja" style:country-asian="JP" style:font-weight-asian="bold" style:font-size-complex="12pt" style:font-weight-complex="bold"/>
    </style:style>
    <style:style style:name="P22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style:font-name="Zpix" fo:font-size="12pt" fo:font-weight="bold" officeooo:rsid="0027ebda" officeooo:paragraph-rsid="0027ebda" style:font-name-asian="Zpix" style:font-size-asian="12pt" style:language-asian="ja" style:country-asian="JP" style:font-weight-asian="bold" style:font-size-complex="12pt" style:font-weight-complex="bold"/>
    </style:style>
    <style:style style:name="P23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fo:font-variant="normal" fo:text-transform="none" fo:color="#f10d0c" loext:opacity="100%" style:font-name="Zpix" fo:font-size="12pt" fo:letter-spacing="normal" fo:font-style="normal" fo:font-weight="normal" officeooo:rsid="000be763" officeooo:paragraph-rsid="0023be37" style:font-name-asian="Zpix" style:font-size-asian="12pt" style:language-asian="ja" style:country-asian="JP" style:font-style-asian="normal" style:font-weight-asian="normal" style:font-name-complex="Liberation Mono" style:font-size-complex="12pt"/>
    </style:style>
    <style:style style:name="P24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fo:font-variant="normal" fo:text-transform="none" fo:color="#f10d0c" loext:opacity="100%" style:font-name="Zpix" fo:font-size="12pt" fo:letter-spacing="normal" fo:font-style="normal" fo:font-weight="normal" officeooo:rsid="000be763" officeooo:paragraph-rsid="0025b91b" style:font-name-asian="Zpix" style:font-size-asian="12pt" style:language-asian="ja" style:country-asian="JP" style:font-style-asian="normal" style:font-weight-asian="normal" style:font-name-complex="Liberation Mono" style:font-size-complex="12pt"/>
    </style:style>
    <style:style style:name="P25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fo:font-variant="normal" fo:text-transform="none" fo:color="#f10d0c" loext:opacity="100%" style:font-name="Zpix" fo:font-size="12pt" fo:letter-spacing="normal" fo:font-style="normal" fo:font-weight="normal" officeooo:rsid="000be763" officeooo:paragraph-rsid="0025b982" style:font-name-asian="Zpix" style:font-size-asian="12pt" style:language-asian="ja" style:country-asian="JP" style:font-style-asian="normal" style:font-weight-asian="normal" style:font-name-complex="Liberation Mono" style:font-size-complex="12pt"/>
    </style:style>
    <style:style style:name="P26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fo:font-variant="normal" fo:text-transform="none" fo:color="#f10d0c" loext:opacity="100%" style:font-name="Zpix" fo:font-size="12pt" fo:letter-spacing="normal" fo:font-style="normal" fo:font-weight="normal" officeooo:rsid="000be763" officeooo:paragraph-rsid="0027ebda" style:font-name-asian="Zpix" style:font-size-asian="12pt" style:language-asian="ja" style:country-asian="JP" style:font-style-asian="normal" style:font-weight-asian="normal" style:font-name-complex="Liberation Mono" style:font-size-complex="12pt"/>
    </style:style>
    <style:style style:name="P27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fo:font-variant="normal" fo:text-transform="none" fo:color="#f10d0c" loext:opacity="100%" style:font-name="Zpix" fo:font-size="12pt" fo:letter-spacing="normal" fo:font-style="normal" fo:font-weight="normal" officeooo:rsid="000be763" officeooo:paragraph-rsid="0054540a" style:font-name-asian="Zpix" style:font-size-asian="12pt" style:language-asian="ja" style:country-asian="JP" style:font-style-asian="normal" style:font-weight-asian="normal" style:font-name-complex="Liberation Mono" style:font-size-complex="12pt"/>
    </style:style>
    <style:style style:name="P28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fo:font-variant="normal" fo:text-transform="none" fo:color="#f10d0c" loext:opacity="100%" style:font-name="Zpix" fo:font-size="12pt" fo:letter-spacing="normal" fo:font-style="normal" fo:font-weight="normal" officeooo:rsid="000be763" officeooo:paragraph-rsid="00551cb0" style:font-name-asian="Zpix" style:font-size-asian="12pt" style:language-asian="ja" style:country-asian="JP" style:font-style-asian="normal" style:font-weight-asian="normal" style:font-name-complex="Liberation Mono" style:font-size-complex="12pt"/>
    </style:style>
    <style:style style:name="P29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fo:font-variant="normal" fo:text-transform="none" fo:color="#f10d0c" loext:opacity="100%" style:font-name="Zpix" fo:font-size="12pt" fo:letter-spacing="normal" fo:font-style="normal" fo:font-weight="normal" officeooo:rsid="000be763" officeooo:paragraph-rsid="00628eff" style:font-name-asian="Zpix" style:font-size-asian="12pt" style:language-asian="ja" style:country-asian="JP" style:font-style-asian="normal" style:font-weight-asian="normal" style:font-name-complex="Liberation Mono" style:font-size-complex="12pt"/>
    </style:style>
    <style:style style:name="P30" style:family="paragraph" style:parent-style-name="List_20_Contents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fo:font-variant="normal" fo:text-transform="none" fo:color="#f10d0c" loext:opacity="100%" style:font-name="Zpix" fo:font-size="12pt" fo:letter-spacing="normal" fo:font-style="normal" fo:font-weight="normal" officeooo:rsid="000be763" officeooo:paragraph-rsid="00636418" style:font-name-asian="Zpix" style:font-size-asian="12pt" style:language-asian="ja" style:country-asian="JP" style:font-style-asian="normal" style:font-weight-asian="normal" style:font-name-complex="Liberation Mono" style:font-size-complex="12pt"/>
    </style:style>
    <style:style style:name="P31" style:family="paragraph" style:parent-style-name="List_20_Heading">
      <style:paragraph-properties fo:margin-left="0.064cm" fo:margin-right="0cm" fo:margin-top="0.064cm" fo:margin-bottom="0.064cm" style:contextual-spacing="false" style:line-height-at-least="0.55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Zpix" fo:font-size="14pt" fo:letter-spacing="normal" fo:font-style="normal" fo:font-weight="bold" style:font-name-asian="Zpix" style:font-size-asian="12pt" style:font-weight-asian="bold" style:font-size-complex="12pt" style:font-weight-complex="bold"/>
    </style:style>
    <style:style style:name="P32" style:family="paragraph" style:parent-style-name="Preformatted_20_Text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fo:font-variant="normal" fo:text-transform="none" fo:color="#333333" loext:opacity="100%" style:font-name="Zpix" fo:font-size="12pt" fo:letter-spacing="normal" officeooo:paragraph-rsid="000be763" style:font-name-asian="Zpix" style:font-size-asian="12pt" style:font-size-complex="12pt"/>
    </style:style>
    <style:style style:name="P33" style:family="paragraph" style:parent-style-name="Preformatted_20_Text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fo:font-variant="normal" fo:text-transform="none" fo:color="#333333" loext:opacity="100%" style:font-name="Zpix" fo:font-size="12pt" fo:letter-spacing="normal" fo:font-weight="bold" officeooo:rsid="00114562" officeooo:paragraph-rsid="00114562" style:font-name-asian="Zpix" style:font-size-asian="12pt" style:font-weight-asian="bold" style:font-size-complex="12pt" style:font-weight-complex="bold"/>
    </style:style>
    <style:style style:name="P34" style:family="paragraph" style:parent-style-name="Preformatted_20_Text">
      <loext:graphic-properties draw:fill="none"/>
      <style:paragraph-properties fo:margin-left="0cm" fo:margin-right="0cm" fo:margin-top="0.064cm" fo:margin-bottom="0.064cm" style:contextual-spacing="false" style:line-height-at-least="0.55cm" fo:orphans="2" fo:widows="2" fo:text-indent="0cm" style:auto-text-indent="false" fo:background-color="transparent"/>
      <style:text-properties fo:font-variant="normal" fo:text-transform="none" fo:color="#f10d0c" loext:opacity="100%" style:font-name="Zpix" fo:font-size="12pt" fo:letter-spacing="normal" officeooo:paragraph-rsid="000be763" style:font-name-asian="Zpix" style:font-size-asian="12pt" style:font-size-complex="12pt"/>
    </style:style>
    <style:style style:name="T1" style:family="text">
      <style:text-properties fo:font-style="normal" fo:font-weight="normal" officeooo:rsid="000be763" style:language-asian="ja" style:country-asian="JP" style:font-style-asian="normal" style:font-weight-asian="normal"/>
    </style:style>
    <style:style style:name="T2" style:family="text">
      <style:text-properties fo:font-style="normal" fo:font-weight="normal" officeooo:rsid="000870a4" style:language-asian="ja" style:country-asian="JP" style:font-style-asian="normal" style:font-weight-asian="normal"/>
    </style:style>
    <style:style style:name="T3" style:family="text">
      <style:text-properties fo:font-style="normal" fo:font-weight="normal" officeooo:rsid="000870a4" style:language-asian="ja" style:country-asian="JP"/>
    </style:style>
    <style:style style:name="T4" style:family="text">
      <style:text-properties fo:font-style="normal" fo:font-weight="normal" officeooo:rsid="002ca0ee" style:language-asian="ja" style:country-asian="JP"/>
    </style:style>
    <style:style style:name="T5" style:family="text">
      <style:text-properties fo:font-weight="normal" officeooo:rsid="0060adc5" style:language-asian="ja" style:country-asian="JP" style:font-weight-asian="normal" style:font-weight-complex="normal"/>
    </style:style>
    <style:style style:name="T6" style:family="text">
      <style:text-properties fo:font-weight="normal" officeooo:rsid="0060adc5" style:language-asian="zh" style:country-asian="CN" style:font-weight-asian="normal" style:font-weight-complex="normal"/>
    </style:style>
    <style:style style:name="T7" style:family="text">
      <style:text-properties fo:font-variant="normal" fo:text-transform="none" fo:color="#000000" loext:opacity="100%" fo:letter-spacing="normal" fo:font-style="normal"/>
    </style:style>
    <style:style style:name="T8" style:family="text">
      <style:text-properties fo:font-variant="normal" fo:text-transform="none" fo:color="#000000" loext:opacity="100%" fo:letter-spacing="normal" fo:font-style="normal" fo:font-weight="normal"/>
    </style:style>
    <style:style style:name="T9" style:family="text">
      <style:text-properties fo:font-variant="normal" fo:text-transform="none" fo:color="#000000" loext:opacity="100%" fo:letter-spacing="normal" fo:font-style="normal" fo:font-weight="normal" officeooo:rsid="000870a4" style:language-asian="ja" style:country-asian="JP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0a1ae8" style:language-asian="ja" style:country-asian="JP"/>
    </style:style>
    <style:style style:name="T11" style:family="text">
      <style:text-properties fo:font-variant="normal" fo:text-transform="none" fo:color="#000000" loext:opacity="100%" fo:letter-spacing="normal" fo:font-style="normal" fo:font-weight="normal" style:language-asian="ja" style:country-asian="JP" style:font-style-asian="normal" style:font-weight-asian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1dc80d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1ef9e7" style:language-asian="ja" style:country-asian="JP" style:font-style-asian="normal" style:font-weight-asian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1fe37f" style:language-asian="ja" style:country-asian="JP" style:font-style-asian="normal" style:font-weight-asian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20c245" style:language-asian="ja" style:country-asian="JP" style:font-style-asian="normal" style:font-weight-asian="normal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217e6f" style:language-asian="ja" style:country-asian="JP" style:font-style-asian="normal" style:font-weight-asian="normal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21d01a" style:language-asian="ja" style:country-asian="JP" style:font-style-asian="normal" style:font-weight-asian="normal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22aae1" style:language-asian="ja" style:country-asian="JP" style:font-style-asian="normal" style:font-weight-asian="normal"/>
    </style:style>
    <style:style style:name="T19" style:family="text">
      <style:text-properties fo:font-variant="normal" fo:text-transform="none" fo:color="#000000" loext:opacity="100%" fo:letter-spacing="normal" fo:font-style="normal" fo:font-weight="normal" officeooo:rsid="0025b91b" style:language-asian="ja" style:country-asian="JP" style:font-style-asian="normal" style:font-weight-asian="normal"/>
    </style:style>
    <style:style style:name="T20" style:family="text">
      <style:text-properties fo:font-variant="normal" fo:text-transform="none" fo:color="#000000" loext:opacity="100%" fo:letter-spacing="normal" fo:font-style="normal" fo:font-weight="normal" officeooo:rsid="00149d6d" style:language-asian="ja" style:country-asian="JP" style:font-style-asian="normal" style:font-weight-asian="normal" style:font-weight-complex="normal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569fff" style:language-asian="ja" style:country-asian="JP" style:font-style-asian="normal" style:font-weight-asian="normal" style:font-weight-complex="normal"/>
    </style:style>
    <style:style style:name="T22" style:family="text">
      <style:text-properties fo:font-variant="normal" fo:text-transform="none" fo:color="#000000" loext:opacity="100%" fo:letter-spacing="normal" fo:font-style="normal" fo:font-weight="normal" officeooo:rsid="0025b982" style:language-asian="ja" style:country-asian="JP" style:font-style-asian="normal" style:font-weight-asian="normal"/>
    </style:style>
    <style:style style:name="T23" style:family="text">
      <style:text-properties fo:font-variant="normal" fo:text-transform="none" fo:color="#000000" loext:opacity="100%" fo:letter-spacing="normal" fo:font-style="normal" fo:font-weight="normal" officeooo:rsid="0045a2e1" style:language-asian="ja" style:country-asian="JP" style:font-style-asian="normal" style:font-weight-asian="normal"/>
    </style:style>
    <style:style style:name="T24" style:family="text">
      <style:text-properties fo:font-variant="normal" fo:text-transform="none" fo:color="#000000" loext:opacity="100%" fo:letter-spacing="normal" fo:font-style="normal" fo:font-weight="normal" officeooo:rsid="0048f58d" style:language-asian="ja" style:country-asian="JP" style:font-style-asian="normal" style:font-weight-asian="normal"/>
    </style:style>
    <style:style style:name="T25" style:family="text">
      <style:text-properties fo:font-variant="normal" fo:text-transform="none" fo:color="#000000" loext:opacity="100%" fo:letter-spacing="normal" fo:font-style="normal" fo:font-weight="normal" officeooo:rsid="004921e1" style:language-asian="ja" style:country-asian="JP" style:font-style-asian="normal" style:font-weight-asian="normal"/>
    </style:style>
    <style:style style:name="T26" style:family="text">
      <style:text-properties fo:font-variant="normal" fo:text-transform="none" fo:color="#000000" loext:opacity="100%" fo:letter-spacing="normal" fo:font-style="normal" fo:font-weight="normal" officeooo:rsid="0049be11" style:language-asian="ja" style:country-asian="JP" style:font-style-asian="normal" style:font-weight-asian="normal"/>
    </style:style>
    <style:style style:name="T27" style:family="text">
      <style:text-properties fo:font-variant="normal" fo:text-transform="none" fo:color="#000000" loext:opacity="100%" fo:letter-spacing="normal" fo:font-style="normal" fo:font-weight="normal" officeooo:rsid="004ecef6" style:language-asian="ja" style:country-asian="JP" style:font-style-asian="normal" style:font-weight-asian="normal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569fff" style:language-asian="ja" style:country-asian="JP" style:font-style-asian="normal" style:font-weight-asian="normal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60857e" style:language-asian="ja" style:country-asian="JP" style:font-style-asian="normal" style:font-weight-asian="normal"/>
    </style:style>
    <style:style style:name="T30" style:family="text">
      <style:text-properties fo:font-variant="normal" fo:text-transform="none" fo:color="#000000" loext:opacity="100%" fo:letter-spacing="normal" fo:font-style="normal" fo:font-weight="normal" officeooo:rsid="001ef9e7" style:language-asian="ja" style:country-asian="JP"/>
    </style:style>
    <style:style style:name="T31" style:family="text">
      <style:text-properties fo:font-variant="normal" fo:text-transform="none" fo:color="#000000" loext:opacity="100%" fo:letter-spacing="normal" fo:font-style="normal" fo:font-weight="normal" officeooo:rsid="001f7c6f" style:language-asian="ja" style:country-asian="JP"/>
    </style:style>
    <style:style style:name="T32" style:family="text">
      <style:text-properties fo:font-variant="normal" fo:text-transform="none" fo:color="#000000" loext:opacity="100%" fo:letter-spacing="normal" fo:font-style="normal" fo:font-weight="normal" officeooo:rsid="0025b91b" style:language-asian="ja" style:country-asian="JP"/>
    </style:style>
    <style:style style:name="T33" style:family="text">
      <style:text-properties fo:font-variant="normal" fo:text-transform="none" fo:color="#000000" loext:opacity="100%" fo:letter-spacing="normal" fo:font-style="normal" fo:font-weight="normal" officeooo:rsid="0025b982" style:language-asian="ja" style:country-asian="JP"/>
    </style:style>
    <style:style style:name="T34" style:family="text">
      <style:text-properties fo:font-variant="normal" fo:text-transform="none" fo:color="#000000" loext:opacity="100%" fo:letter-spacing="normal" fo:font-style="normal" fo:font-weight="normal" officeooo:rsid="003f5795" style:language-asian="ja" style:country-asian="JP"/>
    </style:style>
    <style:style style:name="T35" style:family="text">
      <style:text-properties fo:font-variant="normal" fo:text-transform="none" fo:color="#000000" loext:opacity="100%" fo:letter-spacing="normal" fo:font-style="normal" fo:font-weight="normal" officeooo:rsid="003fbbcf" style:language-asian="ja" style:country-asian="JP"/>
    </style:style>
    <style:style style:name="T36" style:family="text">
      <style:text-properties fo:font-variant="normal" fo:text-transform="none" fo:color="#000000" loext:opacity="100%" fo:letter-spacing="normal" fo:font-style="normal" fo:font-weight="normal" officeooo:rsid="004176bd" style:language-asian="ja" style:country-asian="JP"/>
    </style:style>
    <style:style style:name="T37" style:family="text">
      <style:text-properties fo:font-variant="normal" fo:text-transform="none" fo:color="#000000" loext:opacity="100%" fo:letter-spacing="normal" fo:font-style="normal" fo:font-weight="normal" officeooo:rsid="0057ae54" style:language-asian="ja" style:country-asian="JP"/>
    </style:style>
    <style:style style:name="T38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39" style:family="text">
      <style:text-properties fo:font-variant="normal" fo:text-transform="none" fo:color="#000000" loext:opacity="100%" fo:letter-spacing="normal" fo:font-style="normal" style:language-asian="ja" style:country-asian="JP"/>
    </style:style>
    <style:style style:name="T40" style:family="text">
      <style:text-properties fo:font-variant="normal" fo:text-transform="none" fo:color="#000000" loext:opacity="100%" fo:letter-spacing="normal" fo:font-style="normal" officeooo:rsid="000870a4" style:language-asian="ja" style:country-asian="JP"/>
    </style:style>
    <style:style style:name="T41" style:family="text">
      <style:text-properties fo:font-variant="normal" fo:text-transform="none" fo:color="#000000" loext:opacity="100%" fo:letter-spacing="normal" fo:font-style="normal" officeooo:rsid="002cb960" style:language-asian="ja" style:country-asian="JP"/>
    </style:style>
    <style:style style:name="T42" style:family="text">
      <style:text-properties fo:font-variant="normal" fo:text-transform="none" fo:color="#000000" loext:opacity="100%" fo:letter-spacing="normal" fo:font-style="normal" fo:font-weight="bold" style:language-asian="ja" style:country-asian="JP" style:font-style-asian="normal" style:font-weight-asian="bold" style:font-weight-complex="bold"/>
    </style:style>
    <style:style style:name="T43" style:family="text">
      <style:text-properties fo:font-variant="normal" fo:text-transform="none" fo:color="#000000" loext:opacity="100%" fo:letter-spacing="normal" fo:font-style="normal" fo:font-weight="bold" officeooo:rsid="00114562" style:language-asian="ja" style:country-asian="JP" style:font-style-asian="normal" style:font-weight-asian="bold" style:font-weight-complex="bold"/>
    </style:style>
    <style:style style:name="T44" style:family="text">
      <style:text-properties fo:font-variant="normal" fo:text-transform="none" fo:color="#000000" loext:opacity="100%" fo:letter-spacing="normal" fo:font-style="normal" fo:font-weight="bold" officeooo:rsid="0025b91b" style:language-asian="ja" style:country-asian="JP" style:font-style-asian="normal" style:font-weight-asian="bold" style:font-weight-complex="bold"/>
    </style:style>
    <style:style style:name="T45" style:family="text">
      <style:text-properties fo:font-variant="normal" fo:text-transform="none" fo:color="#000000" loext:opacity="100%" fo:letter-spacing="normal" fo:font-style="normal" fo:font-weight="bold" officeooo:rsid="00149d6d" style:language-asian="ja" style:country-asian="JP" style:font-style-asian="normal" style:font-weight-asian="bold" style:font-weight-complex="bold"/>
    </style:style>
    <style:style style:name="T46" style:family="text">
      <style:text-properties fo:font-variant="normal" fo:text-transform="none" fo:color="#000000" loext:opacity="100%" fo:letter-spacing="normal" fo:font-style="normal" fo:font-weight="bold" officeooo:rsid="002cb7ff" style:language-asian="ja" style:country-asian="JP" style:font-style-asian="normal" style:font-weight-asian="bold" style:font-weight-complex="bold"/>
    </style:style>
    <style:style style:name="T47" style:family="text">
      <style:text-properties fo:font-variant="normal" fo:text-transform="none" fo:color="#000000" loext:opacity="100%" fo:letter-spacing="normal" fo:font-style="normal" fo:font-weight="bold" officeooo:rsid="0038ac18" style:language-asian="ja" style:country-asian="JP" style:font-style-asian="normal" style:font-weight-asian="bold" style:font-weight-complex="bold"/>
    </style:style>
    <style:style style:name="T48" style:family="text">
      <style:text-properties fo:font-variant="normal" fo:text-transform="none" fo:color="#000000" loext:opacity="100%" fo:letter-spacing="normal" fo:font-style="normal" fo:font-weight="bold" officeooo:rsid="0039610f" style:language-asian="ja" style:country-asian="JP" style:font-style-asian="normal" style:font-weight-asian="bold" style:font-weight-complex="bold"/>
    </style:style>
    <style:style style:name="T49" style:family="text">
      <style:text-properties fo:font-variant="normal" fo:text-transform="none" fo:color="#000000" loext:opacity="100%" fo:letter-spacing="normal" fo:font-style="normal" fo:font-weight="bold" officeooo:rsid="003c0ea8" style:language-asian="ja" style:country-asian="JP" style:font-style-asian="normal" style:font-weight-asian="bold" style:font-weight-complex="bold"/>
    </style:style>
    <style:style style:name="T50" style:family="text">
      <style:text-properties fo:font-variant="normal" fo:text-transform="none" fo:color="#000000" loext:opacity="100%" fo:letter-spacing="normal" fo:font-style="normal" fo:font-weight="bold" officeooo:rsid="003ad9a3" style:language-asian="ja" style:country-asian="JP" style:font-style-asian="normal" style:font-weight-asian="bold" style:font-weight-complex="bold"/>
    </style:style>
    <style:style style:name="T51" style:family="text">
      <style:text-properties fo:font-variant="normal" fo:text-transform="none" fo:color="#000000" loext:opacity="100%" fo:letter-spacing="normal" fo:font-style="normal" fo:font-weight="bold" officeooo:rsid="003e55e9" style:language-asian="ja" style:country-asian="JP" style:font-style-asian="normal" style:font-weight-asian="bold" style:font-weight-complex="bold"/>
    </style:style>
    <style:style style:name="T52" style:family="text">
      <style:text-properties fo:font-variant="normal" fo:text-transform="none" fo:color="#000000" loext:opacity="100%" fo:letter-spacing="normal" fo:font-style="normal" fo:font-weight="bold" officeooo:rsid="003f5795" style:language-asian="ja" style:country-asian="JP" style:font-style-asian="normal" style:font-weight-asian="bold" style:font-weight-complex="bold"/>
    </style:style>
    <style:style style:name="T53" style:family="text">
      <style:text-properties fo:font-variant="normal" fo:text-transform="none" fo:color="#000000" loext:opacity="100%" fo:letter-spacing="normal" fo:font-style="normal" fo:font-weight="bold" officeooo:rsid="0043efc9" style:language-asian="ja" style:country-asian="JP" style:font-style-asian="normal" style:font-weight-asian="bold" style:font-weight-complex="bold"/>
    </style:style>
    <style:style style:name="T54" style:family="text">
      <style:text-properties fo:font-variant="normal" fo:text-transform="none" fo:color="#000000" loext:opacity="100%" fo:letter-spacing="normal" fo:font-style="normal" fo:font-weight="bold" officeooo:rsid="0045a2e1" style:language-asian="ja" style:country-asian="JP" style:font-style-asian="normal" style:font-weight-asian="bold" style:font-weight-complex="bold"/>
    </style:style>
    <style:style style:name="T55" style:family="text">
      <style:text-properties fo:font-variant="normal" fo:text-transform="none" fo:color="#000000" loext:opacity="100%" fo:letter-spacing="normal" fo:font-style="normal" fo:font-weight="bold" officeooo:rsid="00483d26" style:language-asian="ja" style:country-asian="JP" style:font-style-asian="normal" style:font-weight-asian="bold" style:font-weight-complex="bold"/>
    </style:style>
    <style:style style:name="T56" style:family="text">
      <style:text-properties fo:font-variant="normal" fo:text-transform="none" fo:color="#000000" loext:opacity="100%" fo:letter-spacing="normal" fo:font-style="normal" fo:font-weight="bold" officeooo:rsid="0048f58d" style:language-asian="ja" style:country-asian="JP" style:font-style-asian="normal" style:font-weight-asian="bold" style:font-weight-complex="bold"/>
    </style:style>
    <style:style style:name="T57" style:family="text">
      <style:text-properties fo:font-variant="normal" fo:text-transform="none" fo:color="#000000" loext:opacity="100%" fo:letter-spacing="normal" fo:font-style="normal" fo:font-weight="bold" officeooo:rsid="0049be11" style:language-asian="ja" style:country-asian="JP" style:font-style-asian="normal" style:font-weight-asian="bold" style:font-weight-complex="bold"/>
    </style:style>
    <style:style style:name="T58" style:family="text">
      <style:text-properties fo:font-variant="normal" fo:text-transform="none" fo:color="#000000" loext:opacity="100%" fo:letter-spacing="normal" fo:font-style="normal" fo:font-weight="bold" officeooo:rsid="004d4758" style:language-asian="ja" style:country-asian="JP" style:font-style-asian="normal" style:font-weight-asian="bold" style:font-weight-complex="bold"/>
    </style:style>
    <style:style style:name="T59" style:family="text">
      <style:text-properties fo:font-variant="normal" fo:text-transform="none" fo:color="#000000" loext:opacity="100%" fo:letter-spacing="normal" fo:font-style="normal" fo:font-weight="bold" officeooo:rsid="004d6819" style:language-asian="ja" style:country-asian="JP" style:font-style-asian="normal" style:font-weight-asian="bold" style:font-weight-complex="bold"/>
    </style:style>
    <style:style style:name="T60" style:family="text">
      <style:text-properties fo:font-variant="normal" fo:text-transform="none" fo:color="#000000" loext:opacity="100%" fo:letter-spacing="normal" fo:font-style="normal" fo:font-weight="bold" officeooo:rsid="004ecef6" style:language-asian="ja" style:country-asian="JP" style:font-style-asian="normal" style:font-weight-asian="bold" style:font-weight-complex="bold"/>
    </style:style>
    <style:style style:name="T61" style:family="text">
      <style:text-properties fo:font-variant="normal" fo:text-transform="none" fo:color="#000000" loext:opacity="100%" fo:letter-spacing="normal" fo:font-style="normal" fo:font-weight="bold" officeooo:rsid="004fbe8a" style:language-asian="ja" style:country-asian="JP" style:font-style-asian="normal" style:font-weight-asian="bold" style:font-weight-complex="bold"/>
    </style:style>
    <style:style style:name="T62" style:family="text">
      <style:text-properties fo:font-variant="normal" fo:text-transform="none" fo:color="#000000" loext:opacity="100%" fo:letter-spacing="normal" fo:font-style="normal" fo:font-weight="bold" officeooo:rsid="0055b88c" style:language-asian="ja" style:country-asian="JP" style:font-style-asian="normal" style:font-weight-asian="bold" style:font-weight-complex="bold"/>
    </style:style>
    <style:style style:name="T63" style:family="text">
      <style:text-properties fo:font-variant="normal" fo:text-transform="none" fo:color="#000000" loext:opacity="100%" fo:letter-spacing="normal" fo:font-style="normal" fo:font-weight="bold" officeooo:rsid="00569fff" style:language-asian="ja" style:country-asian="JP" style:font-style-asian="normal" style:font-weight-asian="bold" style:font-weight-complex="bold"/>
    </style:style>
    <style:style style:name="T64" style:family="text">
      <style:text-properties fo:font-variant="normal" fo:text-transform="none" fo:color="#000000" loext:opacity="100%" fo:letter-spacing="normal" fo:font-style="normal" fo:font-weight="bold" officeooo:rsid="0057f9b2" style:language-asian="ja" style:country-asian="JP" style:font-style-asian="normal" style:font-weight-asian="bold" style:font-weight-complex="bold"/>
    </style:style>
    <style:style style:name="T65" style:family="text">
      <style:text-properties fo:font-variant="normal" fo:text-transform="none" fo:color="#000000" loext:opacity="100%" fo:letter-spacing="normal" fo:font-style="normal" fo:font-weight="bold" officeooo:rsid="0060857e" style:language-asian="ja" style:country-asian="JP" style:font-style-asian="normal" style:font-weight-asian="bold" style:font-weight-complex="bold"/>
    </style:style>
    <style:style style:name="T66" style:family="text">
      <style:text-properties fo:font-variant="normal" fo:text-transform="none" fo:color="#000000" loext:opacity="100%" fo:letter-spacing="normal" fo:font-style="normal" fo:font-weight="bold" officeooo:rsid="00149d6d" style:language-asian="ja" style:country-asian="JP" style:font-weight-asian="bold" style:font-weight-complex="bold"/>
    </style:style>
    <style:style style:name="T67" style:family="text">
      <style:text-properties fo:font-variant="normal" fo:text-transform="none" fo:color="#000000" loext:opacity="100%" fo:letter-spacing="normal" fo:font-style="normal" fo:font-weight="bold" officeooo:rsid="0025b91b" style:language-asian="ja" style:country-asian="JP" style:font-weight-asian="bold" style:font-weight-complex="bold"/>
    </style:style>
    <style:style style:name="T68" style:family="text">
      <style:text-properties fo:font-variant="normal" fo:text-transform="none" fo:color="#000000" loext:opacity="100%" fo:letter-spacing="normal" fo:font-style="normal" fo:font-weight="bold" officeooo:rsid="0038ac18" style:language-asian="ja" style:country-asian="JP" style:font-weight-asian="bold" style:font-weight-complex="bold"/>
    </style:style>
    <style:style style:name="T69" style:family="text">
      <style:text-properties fo:font-variant="normal" fo:text-transform="none" fo:color="#000000" loext:opacity="100%" fo:letter-spacing="normal" fo:font-style="normal" fo:font-weight="bold" officeooo:rsid="003f5795" style:language-asian="ja" style:country-asian="JP" style:font-weight-asian="bold" style:font-weight-complex="bold"/>
    </style:style>
    <style:style style:name="T70" style:family="text">
      <style:text-properties fo:font-variant="normal" fo:text-transform="none" fo:color="#000000" loext:opacity="100%" fo:letter-spacing="normal" fo:font-style="normal" fo:font-weight="bold" officeooo:rsid="003f9cb8" style:language-asian="ja" style:country-asian="JP" style:font-weight-asian="bold" style:font-weight-complex="bold"/>
    </style:style>
    <style:style style:name="T71" style:family="text">
      <style:text-properties fo:font-variant="normal" fo:text-transform="none" fo:color="#000000" loext:opacity="100%" fo:letter-spacing="normal" fo:font-style="normal" fo:font-weight="bold" officeooo:rsid="004176bd" style:language-asian="ja" style:country-asian="JP" style:font-weight-asian="bold" style:font-weight-complex="bold"/>
    </style:style>
    <style:style style:name="T72" style:family="text">
      <style:text-properties fo:font-variant="normal" fo:text-transform="none" fo:color="#000000" loext:opacity="100%" fo:letter-spacing="normal" fo:font-style="normal" fo:font-weight="bold" officeooo:rsid="00507140" style:language-asian="ja" style:country-asian="JP" style:font-weight-asian="bold" style:font-weight-complex="bold"/>
    </style:style>
    <style:style style:name="T73" style:family="text">
      <style:text-properties fo:font-variant="normal" fo:text-transform="none" fo:color="#000000" loext:opacity="100%" fo:letter-spacing="normal" fo:font-style="normal" fo:font-weight="bold" officeooo:rsid="0057ae54" style:language-asian="ja" style:country-asian="JP" style:font-weight-asian="bold" style:font-weight-complex="bold"/>
    </style:style>
    <style:style style:name="T74" style:family="text">
      <style:text-properties fo:font-variant="normal" fo:text-transform="none" fo:color="#000000" loext:opacity="100%" fo:letter-spacing="normal" fo:font-style="normal" fo:font-weight="bold" officeooo:rsid="0025b982" style:language-asian="ja" style:country-asian="JP" style:font-weight-asian="bold" style:font-weight-complex="bold"/>
    </style:style>
    <style:style style:name="T75" style:family="text">
      <style:text-properties fo:font-variant="normal" fo:text-transform="none" fo:color="#000000" loext:opacity="100%" fo:letter-spacing="normal" fo:font-style="normal" fo:font-weight="bold" officeooo:rsid="0060857e" style:language-asian="ja" style:country-asian="JP" style:font-weight-asian="bold" style:font-weight-complex="bold"/>
    </style:style>
    <style:style style:name="T76" style:family="text">
      <style:text-properties fo:font-variant="normal" fo:text-transform="none" fo:color="#000000" loext:opacity="100%" fo:letter-spacing="normal" fo:font-style="normal" officeooo:rsid="003f5795"/>
    </style:style>
    <style:style style:name="T77" style:family="text">
      <style:text-properties fo:font-variant="normal" fo:text-transform="none" fo:color="#000000" loext:opacity="100%" fo:letter-spacing="normal" style:font-style-asian="normal" style:font-weight-asian="normal"/>
    </style:style>
    <style:style style:name="T78" style:family="text">
      <style:text-properties fo:font-variant="normal" fo:text-transform="none" fo:color="#000000" loext:opacity="100%" fo:letter-spacing="normal" style:language-asian="ja" style:country-asian="JP" style:font-style-asian="normal" style:font-weight-asian="normal"/>
    </style:style>
    <style:style style:name="T79" style:family="text">
      <style:text-properties fo:font-variant="normal" fo:text-transform="none" fo:color="#000000" loext:opacity="100%" fo:letter-spacing="normal" officeooo:rsid="0025b982" style:language-asian="ja" style:country-asian="JP" style:font-style-asian="normal" style:font-weight-asian="normal"/>
    </style:style>
    <style:style style:name="T80" style:family="text">
      <style:text-properties fo:font-variant="normal" fo:text-transform="none" fo:color="#000000" loext:opacity="100%" fo:letter-spacing="normal" officeooo:rsid="00267351" style:language-asian="ja" style:country-asian="JP" style:font-style-asian="normal" style:font-weight-asian="normal"/>
    </style:style>
    <style:style style:name="T81" style:family="text">
      <style:text-properties fo:font-variant="normal" fo:text-transform="none" fo:color="#000000" loext:opacity="100%" fo:letter-spacing="normal" officeooo:rsid="00598ed3" style:language-asian="ja" style:country-asian="JP" style:font-style-asian="normal" style:font-weight-asian="normal"/>
    </style:style>
    <style:style style:name="T82" style:family="text">
      <style:text-properties fo:font-variant="normal" fo:text-transform="none" fo:color="#000000" loext:opacity="100%" fo:letter-spacing="normal" officeooo:rsid="0059cdc5" style:language-asian="ja" style:country-asian="JP" style:font-style-asian="normal" style:font-weight-asian="normal"/>
    </style:style>
    <style:style style:name="T83" style:family="text">
      <style:text-properties fo:font-variant="normal" fo:text-transform="none" fo:color="#000000" loext:opacity="100%" fo:letter-spacing="normal" fo:font-weight="bold" officeooo:rsid="00598ed3" style:language-asian="ja" style:country-asian="JP" style:font-style-asian="normal" style:font-weight-asian="bold" style:font-weight-complex="bold"/>
    </style:style>
    <style:style style:name="T84" style:family="text">
      <style:text-properties fo:font-variant="normal" fo:text-transform="none" fo:color="#000000" loext:opacity="100%" fo:letter-spacing="normal" fo:font-weight="bold" officeooo:rsid="0059cdc5" style:language-asian="ja" style:country-asian="JP" style:font-style-asian="normal" style:font-weight-asian="bold" style:font-weight-complex="bold"/>
    </style:style>
    <style:style style:name="T85" style:family="text">
      <style:text-properties fo:font-variant="normal" fo:text-transform="none" fo:color="#000000" loext:opacity="100%" fo:font-size="10pt" fo:letter-spacing="normal" officeooo:rsid="0023be37" style:font-size-asian="10pt" style:language-asian="ja" style:country-asian="JP" style:font-style-asian="normal" style:font-weight-asian="normal"/>
    </style:style>
    <style:style style:name="T86" style:family="text">
      <style:text-properties fo:font-variant="normal" fo:text-transform="none" fo:color="#000000" loext:opacity="100%" fo:font-size="10pt" fo:letter-spacing="normal" officeooo:rsid="004a8486" style:font-size-asian="10pt" style:language-asian="ja" style:country-asian="JP" style:font-style-asian="normal" style:font-weight-asian="normal"/>
    </style:style>
    <style:style style:name="T87" style:family="text">
      <style:text-properties fo:font-variant="normal" fo:text-transform="none" fo:color="#000000" loext:opacity="100%" fo:font-size="10pt" fo:letter-spacing="normal" officeooo:rsid="0025b91b" style:font-size-asian="10pt" style:language-asian="ja" style:country-asian="JP" style:font-style-asian="normal" style:font-weight-asian="normal"/>
    </style:style>
    <style:style style:name="T88" style:family="text">
      <style:text-properties fo:font-variant="normal" fo:text-transform="none" fo:color="#000000" loext:opacity="100%" fo:font-size="10pt" fo:letter-spacing="normal" officeooo:rsid="002537ce" style:font-size-asian="10pt" style:language-asian="ja" style:country-asian="JP" style:font-style-asian="normal" style:font-weight-asian="normal"/>
    </style:style>
    <style:style style:name="T89" style:family="text">
      <style:text-properties fo:font-variant="normal" fo:text-transform="none" fo:color="#000000" loext:opacity="100%" fo:font-size="10pt" fo:letter-spacing="normal" fo:font-weight="bold" officeooo:rsid="0049e191" style:font-size-asian="10pt" style:language-asian="ja" style:country-asian="JP" style:font-style-asian="normal" style:font-weight-asian="bold" style:font-weight-complex="bold"/>
    </style:style>
    <style:style style:name="T90" style:family="text">
      <style:text-properties fo:font-variant="normal" fo:text-transform="none" fo:color="#c9211e" loext:opacity="100%" fo:letter-spacing="normal" fo:font-style="normal" fo:font-weight="bold" officeooo:rsid="0057f9b2" style:language-asian="ja" style:country-asian="JP" style:font-style-asian="normal" style:font-weight-asian="bold" style:font-weight-complex="bold"/>
    </style:style>
    <style:style style:name="T91" style:family="text">
      <style:text-properties fo:font-variant="normal" fo:text-transform="none" fo:color="#f10d0c" loext:opacity="100%" fo:letter-spacing="normal" fo:font-style="normal" fo:font-weight="normal" officeooo:rsid="000be763" style:language-asian="ja" style:country-asian="JP" style:font-style-asian="normal" style:font-weight-asian="normal" style:font-name-complex="Liberation Mono"/>
    </style:style>
    <style:style style:name="T92" style:family="text">
      <style:text-properties fo:font-variant="normal" fo:text-transform="none" fo:color="#f10d0c" loext:opacity="100%" fo:letter-spacing="normal" fo:font-style="normal" fo:font-weight="normal" officeooo:rsid="000be763" style:language-asian="ja" style:country-asian="JP" style:font-style-asian="normal" style:font-weight-asian="normal" style:font-name-complex="Liberation Mono" style:font-weight-complex="bold"/>
    </style:style>
    <style:style style:name="T93" style:family="text">
      <style:text-properties fo:font-variant="normal" fo:text-transform="none" fo:color="#f10d0c" loext:opacity="100%" fo:letter-spacing="normal" fo:font-style="normal" fo:font-weight="normal" officeooo:rsid="000be763" style:language-asian="ja" style:country-asian="JP" style:font-style-asian="normal" style:font-weight-asian="normal" style:font-name-complex="Liberation Mono" style:font-weight-complex="normal"/>
    </style:style>
    <style:style style:name="T94" style:family="text">
      <style:text-properties fo:font-variant="normal" fo:text-transform="none" fo:color="#f10d0c" loext:opacity="100%" fo:letter-spacing="normal" fo:font-style="normal" fo:font-weight="normal" officeooo:rsid="0045a2e1" style:language-asian="ja" style:country-asian="JP" style:font-style-asian="normal" style:font-weight-asian="normal"/>
    </style:style>
    <style:style style:name="T95" style:family="text">
      <style:text-properties fo:font-variant="normal" fo:text-transform="none" fo:color="#f10d0c" loext:opacity="100%" fo:letter-spacing="normal" fo:font-style="normal" fo:font-weight="bold" officeooo:rsid="002cb7ff" style:language-asian="ja" style:country-asian="JP" style:font-style-asian="normal" style:font-weight-asian="bold" style:font-weight-complex="bold"/>
    </style:style>
    <style:style style:name="T96" style:family="text">
      <style:text-properties fo:font-variant="normal" fo:text-transform="none" fo:color="#f10d0c" loext:opacity="100%" style:text-line-through-style="solid" style:text-line-through-type="single" fo:letter-spacing="normal" fo:font-style="normal" fo:font-weight="normal" officeooo:rsid="000be763" style:language-asian="ja" style:country-asian="JP" style:font-style-asian="normal" style:font-weight-asian="normal" style:font-name-complex="Liberation Mono"/>
    </style:style>
    <style:style style:name="T97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98" style:family="text">
      <style:text-properties fo:color="#000000" loext:opacity="100%" fo:font-style="normal" fo:font-weight="normal" officeooo:rsid="000870a4" style:language-asian="ja" style:country-asian="JP" style:font-style-asian="normal" style:font-weight-asian="normal"/>
    </style:style>
    <style:style style:name="T99" style:family="text">
      <style:text-properties fo:color="#000000" loext:opacity="100%" fo:font-style="normal" style:language-asian="ja" style:country-asian="JP" style:font-style-asian="normal"/>
    </style:style>
    <style:style style:name="T100" style:family="text">
      <style:text-properties fo:color="#000000" loext:opacity="100%" fo:font-style="normal" officeooo:rsid="000870a4" style:language-asian="ja" style:country-asian="JP" style:font-style-asian="normal"/>
    </style:style>
    <style:style style:name="T101" style:family="text">
      <style:text-properties fo:color="#000000" loext:opacity="100%" fo:font-style="normal" officeooo:rsid="002cb960" style:language-asian="ja" style:country-asian="JP" style:font-style-asian="normal"/>
    </style:style>
    <style:style style:name="T102" style:family="text">
      <style:text-properties fo:color="#000000" loext:opacity="100%" fo:font-style="normal" officeooo:rsid="0039610f" style:language-asian="ja" style:country-asian="JP" style:font-style-asian="normal"/>
    </style:style>
    <style:style style:name="T103" style:family="text">
      <style:text-properties fo:color="#000000" loext:opacity="100%" fo:font-style="normal" officeooo:rsid="0060857e" style:language-asian="ja" style:country-asian="JP" style:font-style-asian="normal"/>
    </style:style>
    <style:style style:name="T104" style:family="text">
      <style:text-properties officeooo:rsid="0060adc5" style:language-asian="ja" style:country-asian="JP"/>
    </style:style>
    <style:style style:name="T105" style:family="text">
      <style:text-properties fo:font-weight="bold" officeooo:rsid="0051d617" style:font-weight-asian="bold" style:font-weight-complex="bold"/>
    </style:style>
    <style:style style:name="T106" style:family="text">
      <style:text-properties style:text-line-through-style="solid" style:text-line-through-type="single" fo:font-weight="bold" style:font-weight-asian="bold" style:font-weight-complex="bold"/>
    </style:style>
    <style:style style:name="T107" style:family="text">
      <style:text-properties style:text-line-through-style="solid" style:text-line-through-type="single" style:font-weight-complex="bold"/>
    </style:style>
    <style:style style:name="T108" style:family="text">
      <style:text-properties officeooo:rsid="00507140"/>
    </style:style>
    <style:style style:name="T109" style:family="text">
      <style:text-properties officeooo:rsid="005195e3"/>
    </style:style>
    <style:style style:name="T110" style:family="text">
      <style:text-properties officeooo:rsid="0054540a"/>
    </style:style>
    <style:style style:name="T111" style:family="text">
      <style:text-properties officeooo:rsid="00551cb0"/>
    </style:style>
    <style:style style:name="T112" style:family="text">
      <style:text-properties style:font-weight-complex="bold"/>
    </style:style>
    <style:style style:name="T113" style:family="text">
      <style:text-properties officeooo:rsid="0060adc5" style:language-asian="zh" style:country-asian="CN"/>
    </style:style>
    <style:style style:name="T114" style:family="text">
      <style:text-properties fo:font-size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 text:name="fsZx2"/><text:span text:style-name="T114">Especially <text:s text:c="2"/></text:span><text:span text:style-name="T5">(</text:span><text:span text:style-name="T6">D.C. II OP2)</text:span></text:p>
      <text:p text:style-name="P1"><text:bookmark text:name="fsZx3"/><text:span text:style-name="T8"><text:line-break/></text:span><text:span text:style-name="T77">作詞：くみはし佑</text:span><text:span text:style-name="T78">　</text:span><text:span text:style-name="T77">作曲：宇佐美宏</text:span><text:span text:style-name="T78">　</text:span><text:span text:style-name="T9">歌：橋本みゆき <text:s text:c="2"/></text:span><text:span text:style-name="T10">BPM=93</text:span></text:p>
      <text:p text:style-name="P2"><text:span text:style-name="T10"/></text:p>
      <text:p text:style-name="P20"><text:span text:style-name="T40">[</text:span><text:span text:style-name="T39">Intro]</text:span><text:span text:style-name="T41">(1)</text:span></text:p>
      <text:p text:style-name="P34"><text:span text:style-name="T1">|</text:span><text:span text:style-name="T3">Eb <text:tab/><text:tab/>Bb(11)/D<text:tab/></text:span><text:span text:style-name="T2">｜</text:span><text:span text:style-name="T3">Cm <text:tab/>Ab(9)<text:tab/></text:span><text:span text:style-name="T2">｜</text:span></text:p>
      <text:p text:style-name="P34"><text:span text:style-name="T1">|</text:span><text:span text:style-name="T3">Fm7 Gm7<text:tab/><text:tab/><text:tab/><text:tab/></text:span><text:span text:style-name="T2">｜</text:span><text:span text:style-name="T3">AbM7<text:tab/><text:tab/></text:span><text:span text:style-name="T2">｜</text:span></text:p>
      <text:p text:style-name="P34"><text:span text:style-name="T1">|</text:span><text:span text:style-name="T3">Bb6sus4</text:span><text:span text:style-name="T4">(Eb/Bb?)</text:span><text:span text:style-name="T3"><text:tab/></text:span><text:span text:style-name="T2">｜</text:span><text:span text:style-name="T3">Bb<text:tab/><text:tab/><text:tab/></text:span><text:span text:style-name="T2">｜</text:span></text:p>
      <text:p text:style-name="P32"><text:span text:style-name="T98"/></text:p>
      <text:p text:style-name="P33"><text:span text:style-name="T100">[</text:span><text:span text:style-name="T99">A]</text:span></text:p>
      <text:p text:style-name="P3"><text:span text:style-name="T91">Eb <text:s text:c="13"/>Bb/D <text:s text:c="8"/>Cm</text:span><text:span text:style-name="T92">7</text:span><text:span text:style-name="T91"> <text:s text:c="7"/>Gm/Bb</text:span><text:span text:style-name="T8"><text:line-break/> <text:s text:c="2"/></text:span><text:span text:style-name="T77">はしゃいだ声に紛れた　眩しい君の眼差しを</text:span></text:p>
      <text:p text:style-name="P4"><text:span text:style-name="T91"><text:s text:c="2"/>AbM7 Bb <text:s text:c="3"/>Gm7 <text:s text:c="5"/>Cm <text:s text:c="6"/>AbM7 <text:s text:c="16"/>Bbsus4 <text:s/>Bb</text:span><text:span text:style-name="T8"><text:line-break/></text:span><text:span text:style-name="T77">一人 占めしてしまいたい　なんて </text:span><text:span text:style-name="T38"><text:s/></text:span><text:span text:style-name="T77">いつしか　思いはじめていた</text:span></text:p>
      <text:p text:style-name="P4"><text:span text:style-name="T91">Eb <text:s text:c="9"/>Bb/D <text:s text:c="7"/>Cm</text:span><text:span text:style-name="T92">7</text:span><text:span text:style-name="T91"> <text:s text:c="7"/></text:span><text:span text:style-name="T92">Gm/</text:span><text:span text:style-name="T91">Bb</text:span><text:span text:style-name="T8"><text:line-break/> <text:s text:c="2"/></text:span><text:span text:style-name="T77">誰もが息を弾ませ　描く時間のパレード</text:span></text:p>
      <text:p text:style-name="P5"><text:span text:style-name="T91"><text:s text:c="2"/>AbM7 <text:s text:c="4"/>Bb <text:s text:c="6"/>G7 <text:s text:c="3"/>Cm <text:s text:c="7"/>AbM7 <text:s/>Bb <text:s text:c="5"/>Eb</text:span><text:span text:style-name="T92">sus4 Eb Eb/</text:span><text:span text:style-name="T95">D</text:span><text:span text:style-name="T8"><text:line-break/></text:span><text:span text:style-name="T77">何かが変わる　そんな予感が <text:s/></text:span><text:span text:style-name="T38"><text:s/></text:span><text:span text:style-name="T77">ゆっくり二人を照らす</text:span></text:p>
      <text:p text:style-name="P5"><text:span text:style-name="T38"/></text:p>
      <text:p text:style-name="P5"><text:span text:style-name="T43">[B]</text:span><text:span text:style-name="T8"><text:line-break/> <text:s/></text:span><text:span text:style-name="T91"><text:s text:c="3"/>Ab</text:span><text:span text:style-name="T92">M7</text:span><text:span text:style-name="T91"> <text:s text:c="12"/>Bb</text:span><text:span text:style-name="T92">6</text:span><text:span text:style-name="T91"> <text:s text:c="13"/>Gm</text:span><text:span text:style-name="T92">7(-9)</text:span><text:span text:style-name="T91"> <text:s text:c="7"/>Cm</text:span><text:span text:style-name="T8"><text:line-break/></text:span><text:span text:style-name="T77">こんなにもただ　胸が疼くのは </text:span><text:span text:style-name="T38"><text:s text:c="3"/></text:span><text:span text:style-name="T77">今　君を見てるから</text:span></text:p>
      <text:p text:style-name="P6"><text:span text:style-name="T38"><text:s/></text:span><text:span text:style-name="T92">Cm/</text:span><text:span text:style-name="T91">Bb Ab</text:span><text:span text:style-name="T92">M7</text:span><text:span text:style-name="T91"> Bb <text:s text:c="10"/>Gm</text:span><text:span text:style-name="T92">7</text:span><text:span text:style-name="T91"> Cm</text:span><text:span text:style-name="T96">7</text:span><text:span text:style-name="T91"> <text:s text:c="9"/>Ab</text:span><text:span text:style-name="T92">M7</text:span><text:span text:style-name="T91"> <text:s text:c="6"/>Bb <text:s text:c="7"/>Csus4 <text:s/>C</text:span><text:span text:style-name="T8"><text:line-break/> <text:s text:c="2"/></text:span><text:span text:style-name="T77">人並み <text:s/>を抜けて　そっと <text:s/>恋 <text:s text:c="2"/>は走り出す <text:s/>揺れる <text:s text:c="2"/>気持ち</text:span><text:span text:style-name="T8"><text:line-break/></text:span></text:p>
      <text:p text:style-name="P6"><text:span text:style-name="T66">[C]</text:span></text:p>
      <text:p text:style-name="P7"><text:span text:style-name="T92"><text:s text:c="5"/></text:span><text:span text:style-name="T93">F <text:s text:c="7"/></text:span><text:span text:style-name="T92">Am7</text:span><text:span text:style-name="T93">/E <text:s text:c="4"/>Dm</text:span><text:span text:style-name="T92">7</text:span><text:span text:style-name="T93"> <text:s text:c="4"/>C <text:s text:c="2"/>Bb <text:s text:c="4"/>BbM7 <text:s text:c="2"/></text:span><text:span text:style-name="T92"><text:s/>Fadd9/C <text:s/>C</text:span><text:span text:style-name="T8"><text:line-break/></text:span><text:span text:style-name="T77">きっと言えるよ <text:s/>　降り積 <text:s/>もった想い <text:s text:c="2"/>君の心 <text:s text:c="3"/>に届 <text:s text:c="5"/>け</text:span></text:p>
      <text:p text:style-name="P8"><text:span text:style-name="T91"><text:s text:c="5"/>Bb</text:span><text:span text:style-name="T92">M7</text:span><text:span text:style-name="T91"> <text:s/>C <text:s text:c="7"/>F <text:s text:c="2"/></text:span><text:span text:style-name="T92">Am7</text:span><text:span text:style-name="T91">/E Dm</text:span><text:span text:style-name="T92">7</text:span><text:span text:style-name="T91"> C <text:s text:c="3"/>Bb <text:s text:c="13"/>Bbm/Db <text:s text:c="7"/>F</text:span><text:span text:style-name="T8"><text:line-break/></text:span><text:span text:style-name="T77">どんな時 <text:s/>も　ずっといたい <text:s text:c="3"/>よ <text:s text:c="4"/>新 しく始まる愛が　今溢れるから</text:span><text:span text:style-name="T8"><text:line-break/></text:span></text:p>
      <text:p text:style-name="P21"><text:span text:style-name="T7">[A]</text:span></text:p>
      <text:p text:style-name="P9"><text:span text:style-name="T91">Eb <text:s text:c="13"/>Bb/D <text:s text:c="15"/>Cm</text:span><text:span text:style-name="T92">7</text:span><text:span text:style-name="T91"> <text:s text:c="9"/></text:span><text:span text:style-name="T92">Gm/</text:span><text:span text:style-name="T91">Bb</text:span><text:span text:style-name="T8"><text:line-break/> <text:s/></text:span><text:span text:style-name="T77">いつもはふざけ <text:s text:c="2"/>過ぎてて　気付かないでいたけれど</text:span></text:p>
      <text:p text:style-name="P16"><text:span text:style-name="T38"><text:s/></text:span><text:span text:style-name="T91"><text:s/>AbM7 <text:s text:c="4"/>Bb <text:s text:c="3"/>G7 <text:s text:c="6"/>Cm <text:s text:c="5"/>AbM7 <text:s text:c="3"/>Bb <text:s text:c="2"/></text:span><text:span text:style-name="T92">Ebsus4 Eb Eb/D</text:span><text:span text:style-name="T91"> </text:span><text:span text:style-name="T8"><text:line-break/></text:span><text:span text:style-name="T77">近づいてゆく日々が　教えて <text:s/>くれた <text:s/>君の大きさ</text:span></text:p>
      <text:p text:style-name="P16"><text:span text:style-name="T65">[B]</text:span><text:span text:style-name="T8"><text:line-break/></text:span><text:span text:style-name="T91"> <text:s text:c="4"/>Ab</text:span><text:span text:style-name="T92">M7</text:span><text:span text:style-name="T91"> <text:s text:c="13"/>Bb</text:span><text:span text:style-name="T92">6</text:span><text:span text:style-name="T91"> <text:s text:c="15"/>Gm7</text:span><text:span text:style-name="T92">(-9)</text:span><text:span text:style-name="T91"> <text:s text:c="8"/>Cm7</text:span><text:span text:style-name="T8"><text:line-break/></text:span><text:span text:style-name="T77">いつまでもただ　笑い合えるのは <text:s/></text:span><text:span text:style-name="T38"><text:s/></text:span><text:span text:style-name="T77">ねぇ　素敵なことだけど</text:span></text:p>
      <text:p text:style-name="P14"><text:span text:style-name="T92"><text:s/>Cm/</text:span><text:span text:style-name="T91">Bb <text:s/>Ab</text:span><text:span text:style-name="T92">M7</text:span><text:span text:style-name="T91"> <text:s/>Bb <text:s text:c="8"/>Gm7 Cm <text:s text:c="7"/>Ab</text:span><text:span text:style-name="T92">M7</text:span><text:span text:style-name="T91"> Bb <text:s text:c="3"/>C</text:span><text:span text:style-name="T92">sus4 C</text:span><text:span text:style-name="T8"><text:line-break/></text:span><text:span text:style-name="T77">凍 <text:s text:c="2"/>える手 <text:s/>のひら　暖 <text:s/>めてくれる瞳 <text:s text:c="2"/>もっと…欲しい</text:span></text:p>
      <text:p text:style-name="P14"><text:soft-page-break/><text:span text:style-name="T77"/></text:p>
      <text:p text:style-name="P14"><text:span text:style-name="T52">[C]</text:span></text:p>
      <text:p text:style-name="P14"><text:span text:style-name="T8"><text:line-break/></text:span><text:span text:style-name="T91"> <text:s text:c="4"/>F <text:s text:c="7"/>A</text:span><text:span text:style-name="T92">m7</text:span><text:span text:style-name="T91">/E <text:s text:c="2"/>Dm</text:span><text:span text:style-name="T92">7</text:span><text:span text:style-name="T91"> <text:s text:c="3"/>C <text:s text:c="2"/>BbM7 <text:s text:c="8"/></text:span><text:span text:style-name="T92">Fadd9/C</text:span><text:span text:style-name="T91"> <text:s text:c="2"/>C</text:span><text:span text:style-name="T8"><text:line-break/></text:span><text:span text:style-name="T77">だから言えるよ　 降り積もった想い </text:span><text:span text:style-name="T38"><text:s text:c="2"/></text:span><text:span text:style-name="T77">二人 導く <text:s text:c="4"/>ように</text:span></text:p>
      <text:p text:style-name="P10"><text:span text:style-name="T91"><text:s text:c="2"/>Bb</text:span><text:span text:style-name="T92">M7</text:span><text:span text:style-name="T91"> <text:s text:c="2"/>C <text:s text:c="2"/>Am7 <text:s text:c="3"/>Dm7 <text:s text:c="2"/>BbM7 <text:s text:c="10"/></text:span><text:span text:style-name="T92">F/</text:span><text:span text:style-name="T91">C <text:s text:c="2"/>C(11</text:span><text:span text:style-name="T94">)</text:span><text:span text:style-name="T8"><text:line-break/></text:span><text:span text:style-name="T77">輝 <text:s/>いてる星屑 たちが　優しく背中を押してくれる</text:span></text:p>
      <text:p text:style-name="P11"><text:span text:style-name="T91"><text:s text:c="5"/>F <text:s text:c="2"/></text:span><text:span text:style-name="T92">Am7</text:span><text:span text:style-name="T91">/E <text:s text:c="2"/>Dm</text:span><text:span text:style-name="T92">7</text:span><text:span text:style-name="T91"> <text:s text:c="3"/>C <text:s text:c="4"/>Bb <text:s text:c="3"/>Bb <text:s text:c="5"/></text:span><text:span text:style-name="T92">Fadd9/C</text:span><text:span text:style-name="T91"> <text:s/>C</text:span><text:span text:style-name="T8"><text:line-break/></text:span><text:span text:style-name="T77">ずっと隣で <text:s text:c="4"/>見つめたい <text:s/>少し触れた頬に誓っ <text:s text:c="6"/>た　</text:span></text:p>
      <text:p text:style-name="P23"><text:s text:c="2"/>Bb<text:span text:style-name="T112">M7</text:span> <text:s text:c="4"/>C <text:s text:c="5"/>F <text:span text:style-name="T112">Am7</text:span>/E Dm7 C <text:s text:c="2"/>Bb <text:s text:c="17"/></text:p>
      <text:p text:style-name="P12"><text:span text:style-name="T77">忘れたくないこの瞬間 <text:s text:c="4"/>を </text:span><text:span text:style-name="T38"><text:s text:c="4"/></text:span><text:span text:style-name="T77">耳を 澄ませばまだ　</text:span></text:p>
      <text:p text:style-name="P29"><text:span text:style-name="T97"><text:s text:c="2"/>Bbm/Db <text:s text:c="15"/>(Dm)</text:span></text:p>
      <text:p text:style-name="P17"><text:span text:style-name="T38">騒がしい見慣れた <text:s text:c="7"/>街</text:span></text:p>
      <text:p text:style-name="P17"><text:span text:style-name="T38"/></text:p>
      <text:p text:style-name="P12"><text:span text:style-name="T44">[Interlude]</text:span><text:span text:style-name="T19"><text:line-break/></text:span><text:span text:style-name="T91">Dm<text:tab/><text:tab/><text:tab/>|C<text:tab/><text:tab/>|Bb</text:span><text:span text:style-name="T92">M7</text:span><text:span text:style-name="T91"><text:tab/>C</text:span><text:span text:style-name="T92">(11)</text:span><text:span text:style-name="T91"><text:tab/>|F<text:tab/><text:tab/> <text:s/>F/A|</text:span></text:p>
      <text:p text:style-name="P24">Bb<text:span text:style-name="T112">M7</text:span><text:tab/><text:tab/>|F<text:tab/><text:tab/>|Gm<text:span text:style-name="T112">7</text:span><text:tab/><text:tab/><text:tab/>|C<text:tab/><text:tab/><text:tab/> <text:s/>|</text:p>
      <text:p text:style-name="P24"/>
      <text:p text:style-name="P12"><text:span text:style-name="T67">[C]</text:span><text:span text:style-name="T8"><text:line-break/> <text:s text:c="3"/></text:span><text:span text:style-name="T92"><text:s/></text:span><text:span text:style-name="T93">F <text:s text:c="7"/></text:span><text:span text:style-name="T92">Am7/</text:span><text:span text:style-name="T93">E <text:s text:c="4"/>Dm</text:span><text:span text:style-name="T92">7</text:span><text:span text:style-name="T93"> <text:s text:c="4"/>C <text:s text:c="2"/>BbM7 <text:s text:c="7"/></text:span><text:span text:style-name="T92">Fadd9/C <text:s/></text:span><text:span text:style-name="T93"><text:s/>C</text:span><text:span text:style-name="T38"><text:line-break/>きっと言えるよ　 <text:s text:c="2"/>降り積もった想い <text:s text:c="2"/>君の心に <text:s text:c="2"/></text:span><text:span text:style-name="T28"><text:s text:c="5"/></text:span><text:span text:style-name="T38">届け</text:span></text:p>
      <text:p text:style-name="P13"><text:span text:style-name="T91"><text:s text:c="2"/>Bb</text:span><text:span text:style-name="T92">M7</text:span><text:span text:style-name="T91"> <text:s text:c="2"/>C <text:s text:c="6"/>Am</text:span><text:span text:style-name="T92">7</text:span><text:span text:style-name="T91"> <text:s text:c="7"/>Dm</text:span><text:span text:style-name="T92">7</text:span><text:span text:style-name="T91"> <text:s text:c="6"/>BbM7 <text:s text:c="4"/></text:span><text:span text:style-name="T92"><text:s/>F/C <text:s/></text:span><text:span text:style-name="T91"><text:s/>C</text:span><text:span text:style-name="T8"><text:line-break/></text:span><text:span text:style-name="T77">信じていて <text:s/>はぐれないように　これからは私素直 になる</text:span></text:p>
      <text:p text:style-name="P15"><text:span text:style-name="T91"><text:s text:c="2"/>F <text:s text:c="5"/></text:span><text:span text:style-name="T92">Am7</text:span><text:span text:style-name="T91">/E <text:s text:c="3"/>Dm</text:span><text:span text:style-name="T92">7</text:span><text:span text:style-name="T91"> C <text:s text:c="2"/>Bb <text:s text:c="5"/>B</text:span><text:span text:style-name="T92">m7-5</text:span><text:span text:style-name="T91"> <text:s/></text:span><text:span text:style-name="T92">Fadd9/C <text:s/></text:span><text:span text:style-name="T93"><text:s/>C</text:span><text:span text:style-name="T8"><text:line-break/></text:span><text:span text:style-name="T77">新 しい朝　 <text:s/>降り注いだ想い <text:s/></text:span><text:span text:style-name="T38"><text:s text:c="2"/></text:span><text:span text:style-name="T77">夢の中で 感じ <text:s text:c="6"/>た　</text:span></text:p>
      <text:p text:style-name="P25"><text:s text:c="5"/>Bb<text:span text:style-name="T112">M7</text:span> <text:s/>C <text:s text:c="6"/>F <text:s text:c="2"/>Am7/E <text:s/>Dm<text:span text:style-name="T112">7</text:span> C</text:p>
      <text:p text:style-name="P13"><text:span text:style-name="T77">溶けるような そのぬくもり <text:s text:c="3"/>を <text:s/></text:span><text:span text:style-name="T38"><text:s text:c="3"/></text:span></text:p>
      <text:p text:style-name="P30"><text:s text:c="7"/>Bb <text:s text:c="14"/><text:span text:style-name="T112">Bbm/Db</text:span> <text:s text:c="7"/>(F)</text:p>
      <text:p text:style-name="P18"><text:span text:style-name="T77">ちゃんと確かめたい 特別な人になりたい</text:span> </text:p>
      <text:p text:style-name="P18"/>
      <text:p text:style-name="P22">[End]</text:p>
      <text:p text:style-name="P26">F<text:tab/><text:tab/><text:tab/>C(11)/E <text:s/>|Dm<text:span text:style-name="T107">7</text:span><text:tab/><text:tab/>Bb<text:span text:style-name="T112">(9)</text:span><text:tab/>|</text:p>
      <text:p text:style-name="P27">Gm7 <text:tab/><text:tab/>Am7<text:tab/><text:tab/>|BbM7<text:tab/><text:tab/><text:tab/><text:tab/>|</text:p>
      <text:p text:style-name="P27">F/C<text:tab/><text:tab/><text:tab/><text:tab/><text:tab/>|C<text:tab/><text:tab/><text:tab/><text:tab/><text:tab/>|</text:p>
      <text:p text:style-name="P28">BbM7<text:tab/><text:tab/><text:tab/><text:tab/><text:tab/>|</text:p>
      <text:p text:style-name="P26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" svg:font-family="'Comic Sans MS', 'ＭＳ Ｐゴシック', sans-serif"/>
    <style:font-face style:name="Microsoft YaHei" svg:font-family="'Microsoft YaHe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Zpix" svg:font-family="Zpi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1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9T19:25:32.078000000</meta:creation-date>
    <dc:date>2021-05-19T20:49:03.624000000</dc:date>
    <meta:editing-duration>PT1H22M43S</meta:editing-duration>
    <meta:editing-cycles>100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43" meta:word-count="665" meta:character-count="2164" meta:non-whitespace-character-count="1114"/>
  </office:meta>
</office:document-meta>
</file>